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Liberation Sans" svg:font-family="Liberation Sans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size="24pt" style:font-size-asian="24pt"/>
    </style:style>
    <style:style style:name="P3" style:parent-style-name="Normal" style:family="paragraph">
      <style:text-properties fo:font-size="16pt" style:font-size-asian="16pt"/>
    </style:style>
    <style:style style:name="P4" style:parent-style-name="Normal" style:family="paragraph">
      <style:text-properties fo:font-size="16pt" style:font-size-asian="16pt"/>
    </style:style>
    <style:style style:name="P5" style:parent-style-name="Normal" style:family="paragraph">
      <style:text-properties fo:font-size="24pt" style:font-size-asian="24pt"/>
    </style:style>
    <style:style style:name="P6" style:parent-style-name="Normal" style:family="paragraph">
      <style:text-properties fo:font-size="18pt" style:font-size-asian="18pt"/>
    </style:style>
    <style:style style:name="P7" style:parent-style-name="Normal" style:family="paragraph">
      <style:text-properties fo:font-size="18pt" style:font-size-asian="18pt"/>
    </style:style>
    <style:style style:name="P8" style:parent-style-name="Normal" style:family="paragraph">
      <style:text-properties fo:font-size="24pt" style:font-size-asian="24pt"/>
    </style:style>
    <style:style style:name="P9" style:parent-style-name="Normal" style:family="paragraph">
      <style:text-properties fo:font-size="18pt" style:font-size-asian="18pt"/>
    </style:style>
    <style:style style:name="P10" style:parent-style-name="Normal" style:family="paragraph">
      <style:text-properties fo:font-size="24pt" style:font-size-asian="24pt"/>
    </style:style>
    <style:style style:name="P11" style:parent-style-name="Normal" style:family="paragraph">
      <style:text-properties fo:font-size="24pt" style:font-size-asian="24pt"/>
    </style:style>
    <style:style style:name="P12" style:parent-style-name="Normal" style:family="paragraph">
      <style:text-properties fo:font-size="18pt" style:font-size-asian="18pt"/>
    </style:style>
    <style:style style:name="P13" style:parent-style-name="Normal" style:family="paragraph">
      <style:text-properties fo:font-size="18pt" style:font-size-asian="18pt"/>
    </style:style>
    <style:style style:name="P14" style:parent-style-name="Normal" style:family="paragraph">
      <style:text-properties fo:font-size="24pt" style:font-size-asian="24pt"/>
    </style:style>
    <style:style style:name="P15" style:parent-style-name="Normal" style:family="paragraph">
      <style:text-properties fo:font-size="18pt" style:font-size-asian="18pt"/>
    </style:style>
    <style:style style:name="P16" style:parent-style-name="Normal" style:family="paragraph">
      <style:text-properties fo:font-size="18pt" style:font-size-asian="18pt"/>
    </style:style>
    <style:style style:name="P17" style:parent-style-name="Normal" style:family="paragraph">
      <style:text-properties fo:font-size="24pt" style:font-size-asian="24pt"/>
    </style:style>
    <style:style style:name="P18" style:parent-style-name="Normal" style:family="paragraph">
      <style:text-properties fo:font-size="18pt" style:font-size-asian="18pt"/>
    </style:style>
    <style:style style:name="P19" style:parent-style-name="Normal" style:family="paragraph">
      <style:text-properties fo:font-size="18pt" style:font-size-asian="18pt"/>
    </style:style>
    <style:style style:name="P20" style:parent-style-name="Normal" style:family="paragraph">
      <style:text-properties fo:font-size="24pt" style:font-size-asian="24pt"/>
    </style:style>
    <style:style style:name="P21" style:parent-style-name="Normal" style:family="paragraph">
      <style:text-properties fo:font-size="18pt" style:font-size-asian="18pt"/>
    </style:style>
    <style:style style:name="P22" style:parent-style-name="Normal" style:family="paragraph">
      <style:text-properties fo:font-size="18pt" style:font-size-asian="18pt"/>
    </style:style>
    <style:style style:name="P23" style:parent-style-name="Normal" style:family="paragraph">
      <style:text-properties fo:font-size="24pt" style:font-size-asian="24pt"/>
    </style:style>
    <style:style style:name="P24" style:parent-style-name="Normal" style:family="paragraph">
      <style:text-properties fo:font-size="18pt" style:font-size-asian="18pt"/>
    </style:style>
    <style:style style:name="P25" style:parent-style-name="Normal" style:family="paragraph">
      <style:text-properties fo:font-size="24pt" style:font-size-asian="24pt"/>
    </style:style>
  </office:automatic-styles>
  <office:body>
    <office:text text:use-soft-page-breaks="true">
      <text:p text:style-name="P1"><text:span text:style-name="T2">Marie Curie</text:span></text:p>
      <text:p text:style-name="P3">Uma mulher corajosa e determinada de uma época onde apenas os homens <text:s/>iam a universidade.Descobriu um elemento quimico e iniciou uma verdadeira revolução no meio cientifico.<text:s/>Iniciou os estudos em “radioatividade”. Marie Curie e seu<text:s/>marido Pierre descobriram dois elementos quimicos,o polónio e o radio.Marie falece devido a lucemia causada pela longa exposição aos elementos radioativos.</text:p>
      <text:p text:style-name="P4"/>
      <text:p text:style-name="P5">Bertha Lutz</text:p>
      <text:p text:style-name="P6">Uma mulher forte.Era uma Cientista e Política Paulista. É uma das pioneiras da luta pelo voto feminino e pela igualdade de direito entre homens e mulheres no país,formou-se em ciências naturais.Com seu grupo sufragista,convenceu o presidente Getúlio Vargas,para as mulheres terem o direito ao voto:em 1932 foi instituido o voto das mulheres no<text:s/>país.Como deputada propôs o Estatuto da mulher,que previa mudar a lei trabalhista para ampliar as oportunidades femininas.</text:p>
      <text:p text:style-name="P7"/>
      <text:p text:style-name="P8">Sônia Guimarães:</text:p>
      <text:p text:style-name="P9">É uma Física <text:s/>Brasileira,professora do Instituto tecnológico de Aeronáutica (ITA),primeira mulher negra brasileira<text:s/>doutora em Física e primeira mulher negra brasileira a lecionar no ITA.tendo ingressado em 1993,quando a instituição ainda não aceitava mulheres como estudantes. Graduou-se com licenciatura plena em Ciências em 1979 e de 1983,fez mestrado em Física aplicada pela Universidade Federal de São Carlos.</text:p>
      <text:p text:style-name="P10"/>
      <text:p text:style-name="P11">Ada Lovelace King</text:p>
      <text:p text:style-name="P12">Mulher otimista, a condessa de lovelace também chamada de Ada lovelace. Foi uma Matemática e escritora inglesa. Hoje é reconhecida principalmente por ter escrito o primeiro algoritmo para ser processado por uma máquina, a máquina analética de Charles Bobbage. Durante o período em que esteve envolvida com o projeto de Bobbage, ela desenvolveu os algoritmos que<text:s/><text:soft-page-break/>permitiram á máquina computar os valores de Funções Matemáticas, além de publicar uma coleção de notas sobre a máquina analética. por esse trabalho é a primeira programadora de toda a história. Recebeu op título de condessa em 1838 após seu marido, William Lord King ser nomeado Conde de Lovelace.</text:p>
      <text:p text:style-name="P13"/>
      <text:p text:style-name="P14">Mayana Zatz</text:p>
      <text:p text:style-name="P15">Curiosa e movida pela paixão,Mayana Zats dedica seus dias á pesquisa científica ,tentando descobrir os segredos para a longetividade e para qualidade devida.Conciliando a ciência com a ética,acredita que este ramo promoverá a maior revolução do século 21.</text:p>
      <text:p text:style-name="P16"/>
      <text:p text:style-name="P17">Katherine Johnson</text:p>
      <text:p text:style-name="P18">A matemática<text:s/>da NASA.Ela É uma matemática e Ciéntista Espacial Afro-americana que colaborou com a National Aeronautcs and space Administration (NASA) ao calcular trajetórias de Voo espacial para projetos críticos tais como da viagem da apollo a lua em 1969.</text:p>
      <text:p text:style-name="P19"/>
      <text:p text:style-name="P20">Jacqueline<text:s/>Lyra</text:p>
      <text:p text:style-name="P21">A carioca extrovertida que chefiou o controle da temperatura da missão é Engenheira Espacial da NASA.Da primeira vez que “chegou”ao planeta vermelho,em 1997,Jacqueline de um jeito de levar um pouquinho do Brasil até lá.Ela virou notícia ao colocar o<text:s/>samba “coisinha do pai” para tocar em plena superfície marciana.</text:p>
      <text:p text:style-name="P22"/>
      <text:p text:style-name="P23">Irmã Mary Kenneth Keller</text:p>
      <text:p text:style-name="P24">Foi uma freira Norte-americana,educadora e pioneira na Ciência da Computação.Em 7 de junho de 1965,junto de Irving Tang da Universidade <text:s/>Washington em ST.LOUS,se tornaram os primeiros doutores na área no País.Mary sendo uma mulher focada é<text:s/><text:soft-page-break/>considerada também a primeira mulher a receber um doutorado em ciência da computação.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Liberation Sans" svg:font-family="Liberation Sans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2" fo:orphans="2"/>
      <style:text-properties style:font-name="Liberation Serif" fo:font-size="12pt" style:font-size-asian="12pt" fo:hyphenate="false"/>
    </style:style>
    <style:style style:name="Fonteparág.padrão" style:display-name="Fonte parág. padrão" style:family="text"/>
    <style:style style:name="Legenda" style:display-name="Legenda" style:family="paragraph" style:parent-style-name="Normal">
      <style:paragraph-properties fo:margin-top="0.0833in" fo:margin-bottom="0.0833in"/>
      <style:text-properties fo:font-style="italic" style:font-style-asian="italic" fo:hyphenate="false"/>
    </style:style>
    <style:style style:name="Contents4" style:display-name="Contents 4" style:family="paragraph" style:parent-style-name="Normal" style:next-style-name="Normal">
      <style:paragraph-properties fo:margin-left="2in" fo:text-indent="-0.3in">
        <style:tab-stops/>
      </style:paragraph-properties>
      <style:text-properties fo:hyphenate="false"/>
    </style:style>
    <style:style style:name="Heading" style:display-name="Heading" style:family="paragraph" style:parent-style-name="Normal" style:next-style-name="Textbody">
      <style:paragraph-properties fo:keep-with-next="always" fo:margin-top="0.1666in" fo:margin-bottom="0.0833in"/>
      <style:text-properties style:font-name="Liberation Sans" fo:font-size="14pt" style:font-size-asian="14pt" fo:hyphenate="false"/>
    </style:style>
    <style:style style:name="Contents1" style:display-name="Contents 1" style:family="paragraph" style:parent-style-name="Normal" style:next-style-name="Normal">
      <style:paragraph-properties fo:margin-left="0.5in" fo:text-indent="-0.3in">
        <style:tab-stops/>
      </style:paragraph-properties>
      <style:text-properties fo:hyphenate="false"/>
    </style:style>
    <style:style style:name="Contents2" style:display-name="Contents 2" style:family="paragraph" style:parent-style-name="Normal" style:next-style-name="Normal">
      <style:paragraph-properties fo:margin-left="1in" fo:text-indent="-0.3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>
      <style:paragraph-properties fo:margin-left="1.5in" fo:text-indent="-0.3in">
        <style:tab-stops/>
      </style:paragraph-properties>
      <style:text-properties fo:hyphenate="false"/>
    </style:style>
    <style:style style:name="Textbody" style:display-name="Text body" style:family="paragraph" style:parent-style-name="Normal">
      <style:paragraph-properties fo:margin-bottom="0.0972in" fo:line-height="115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ula costa de oliveira</dc:creator>
    <meta:creation-date>2019-08-20T11:30:00Z</meta:creation-date>
    <dc:date>2019-10-14T03:20:00Z</dc:date>
    <meta:template xlink:href="Normal" xlink:type="simple"/>
    <meta:editing-cycles>2</meta:editing-cycles>
    <meta:editing-duration>PT540S</meta:editing-duration>
    <meta:document-statistic meta:page-count="3" meta:paragraph-count="6" meta:word-count="503" meta:character-count="3216" meta:row-count="22" meta:non-whitespace-character-count="2719"/>
  </office:meta>
</office:document-meta>
</file>